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cm" fo:min-width="1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2.35cm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5.3cm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4.6cm"/>
    </style:style>
    <style:style style:name="gr9" style:family="graphic" style:parent-style-name="standard">
      <style:graphic-properties draw:textarea-horizontal-align="justify" draw:textarea-vertical-align="middle" draw:auto-grow-height="false" fo:min-height="1.45cm" fo:min-width="14.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3.5cm" svg:height="1.4cm" svg:x="3.6cm" svg:y="2.3cm">
          <text:p text:style-name="P1">Auswahl &amp;&amp; sende anfrage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03cm" svg:height="0.954cm" svg:x="0.797cm" svg:y="2.546cm">
          <draw:text-box>
            <text:p>Client-&gt;</text:p>
          </draw:text-box>
        </draw:frame>
        <draw:custom-shape draw:style-name="gr1" draw:text-style-name="P1" xml:id="id2" draw:id="id2" draw:layer="layout" svg:width="13.5cm" svg:height="1.4cm" svg:x="3.9cm" svg:y="5.1cm">
          <text:p text:style-name="P1">Empfangen der anfrage &amp;&amp; auswerten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35cm" svg:y1="3.7cm" svg:x2="10.65cm" svg:y2="5.1cm" draw:start-shape="id1" draw:end-shape="id2" draw:end-glue-point="0" svg:d="M10350 3700v700h300v700" svg:viewBox="0 0 301 1401">
          <text:p/>
        </draw:connector>
        <draw:custom-shape draw:style-name="gr4" draw:text-style-name="P1" xml:id="id5" draw:id="id5" draw:layer="layout" svg:width="5.7cm" svg:height="2.4cm" svg:x="8.4cm" svg:y="8cm">
          <text:p text:style-name="P1">auswertun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2" draw:layer="layout" svg:width="1.4cm" svg:height="1.2cm" svg:x="7.7cm" svg:y="8.1cm">
          <draw:text-box>
            <text:p>Ja</text:p>
          </draw:text-box>
        </draw:frame>
        <draw:frame draw:style-name="gr6" draw:text-style-name="P2" draw:layer="layout" svg:width="2.1cm" svg:height="1cm" svg:x="13.2cm" svg:y="8cm">
          <draw:text-box>
            <text:p>Nein</text:p>
          </draw:text-box>
        </draw:frame>
        <draw:custom-shape draw:style-name="gr7" draw:text-style-name="P1" xml:id="id6" draw:id="id6" draw:layer="layout" svg:width="5.8cm" svg:height="1.4cm" svg:x="3.7cm" svg:y="10.9cm">
          <text:p text:style-name="P1">ende</text:p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5.1cm" svg:height="1.5cm" svg:x="13.4cm" svg:y="10.8cm">
          <text:p text:style-name="P1">Sende absage</text:p>
          <text:p text:style-name="P1">An Client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03cm" svg:height="0.954cm" svg:x="0.997cm" svg:y="5.4cm">
          <draw:text-box>
            <text:p>Host-&gt;</text:p>
          </draw:text-box>
        </draw:frame>
        <draw:custom-shape draw:style-name="gr9" draw:text-style-name="P1" xml:id="id4" draw:id="id4" draw:layer="layout" svg:width="14.7cm" svg:height="1.7cm" svg:x="3.9cm" svg:y="16.5cm">
          <text:p text:style-name="P1">Client empfängt absage &amp;&amp; verarbeitet si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5.95cm" svg:y1="12.3cm" svg:x2="11.25cm" svg:y2="16.5cm" draw:start-shape="id3" draw:start-glue-point="2" draw:end-shape="id4" draw:end-glue-point="0" svg:d="M15950 12300v2100h-4700v2100" svg:viewBox="0 0 4701 4201">
          <text:p/>
        </draw:connector>
        <draw:connector draw:style-name="gr3" draw:text-style-name="P3" draw:layer="layout" svg:x1="10.65cm" svg:y1="6.5cm" svg:x2="11.25cm" svg:y2="8cm" draw:start-shape="id2" draw:start-glue-point="2" draw:end-shape="id5" draw:end-glue-point="4" svg:d="M10650 6500v750h600v750" svg:viewBox="0 0 601 1501">
          <text:p/>
        </draw:connector>
        <draw:connector draw:style-name="gr3" draw:text-style-name="P3" draw:layer="layout" svg:x1="14.1cm" svg:y1="9.2cm" svg:x2="15.95cm" svg:y2="10.8cm" draw:start-shape="id5" draw:start-glue-point="7" draw:end-shape="id3" draw:end-glue-point="0" svg:d="M14100 9200h1850v1600" svg:viewBox="0 0 1851 1601">
          <text:p/>
        </draw:connector>
        <draw:connector draw:style-name="gr3" draw:text-style-name="P3" draw:layer="layout" svg:x1="8.4cm" svg:y1="9.2cm" svg:x2="6.6cm" svg:y2="10.9cm" draw:start-shape="id5" draw:end-shape="id6" draw:end-glue-point="0" svg:d="M8400 9200h-1800v1700" svg:viewBox="0 0 1801 17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1T01:24:44.082000000</meta:creation-date>
    <dc:date>2017-10-11T01:28:52.523000000</dc:date>
    <meta:editing-duration>PT4M8S</meta:editing-duration>
    <meta:editing-cycles>1</meta:editing-cycles>
    <meta:generator>LibreOffice/5.3.5.2$Windows_x86 LibreOffice_project/50d9bf2b0a79cdb85a3814b592608037a682059d</meta:generator>
    <meta:document-statistic meta:object-count="15"/>
  </office:meta>
</office:document-meta>
</file>